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4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272" calcext:value-type="float">
            <text:p>147.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5848" calcext:value-type="float">
            <text:p>147.8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9624" calcext:value-type="float">
            <text:p>152.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4888" calcext:value-type="float">
            <text:p>147.2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612" calcext:value-type="float">
            <text:p>146.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14904" calcext:value-type="float">
            <text:p>156.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8176" calcext:value-type="float">
            <text:p>166.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2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7936" calcext:value-type="float">
            <text:p>147.2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2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2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3552" calcext:value-type="float">
            <text:p>147.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1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464" calcext:value-type="float">
            <text:p>147.6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1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2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12696" calcext:value-type="float">
            <text:p>147.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4032" calcext:value-type="float">
            <text:p>147.3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7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3176" calcext:value-type="float">
            <text:p>147.4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0128" calcext:value-type="float">
            <text:p>147.4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5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30984" calcext:value-type="float">
            <text:p>147.3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4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066" calcext:value-type="float">
            <text:p>147.0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272" calcext:value-type="float">
            <text:p>147.4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2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1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704" calcext:value-type="float">
            <text:p>147.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10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09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416" calcext:value-type="float">
            <text:p>147.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0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3656" calcext:value-type="float">
            <text:p>147.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0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2001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99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9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94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416" calcext:value-type="float">
            <text:p>147.5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9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6704" calcext:value-type="float">
            <text:p>147.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92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92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64632112261001</text:p>
          </table:table-cell>
          <table:table-cell office:value-type="string" calcext:value-type="string">
            <text:p>197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